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36"/>
    <style:style style:name="ce8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37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13.18389in" svg:y="2.64333in" svg:width="6.29875in" svg:height="3.54292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 office:value-type="string" table:style-name="ce1">
            <text:p>Unmod Mediat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</text:p>
          </table:table-cell>
          <table:table-cell table:style-name="ce1"/>
          <table:table-cell office:value-type="float" office:value="3851" table:style-name="ce1">
            <text:p>3851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1.3" table:style-name="ce1">
            <text:p>61.3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8.7" table:style-name="ce1">
            <text:p>18.7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1.8" table:style-name="ce1">
            <text:p>41.8</text:p>
          </table:table-cell>
          <table:table-cell office:value-type="string" table:style-name="ce1">
            <text:p>mph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2</text:p>
          </table:table-cell>
          <table:table-cell table:style-name="ce1"/>
          <table:table-cell office:value-type="float" office:value="3723" table:style-name="ce1">
            <text:p>3723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3.4" table:style-name="ce1">
            <text:p>63.4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9.3" table:style-name="ce1">
            <text:p>19.3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3.3" table:style-name="ce1">
            <text:p>43.3</text:p>
          </table:table-cell>
          <table:table-cell office:value-type="string" table:style-name="ce1">
            <text:p>mph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3</text:p>
          </table:table-cell>
          <table:table-cell table:style-name="ce1"/>
          <table:table-cell office:value-type="float" office:value="3859" table:style-name="ce1">
            <text:p>3859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1.2" table:style-name="ce1">
            <text:p>61.2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8.7" table:style-name="ce1">
            <text:p>18.7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1.7" table:style-name="ce1">
            <text:p>41.7</text:p>
          </table:table-cell>
          <table:table-cell office:value-type="string" table:style-name="ce1">
            <text:p>mph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4</text:p>
          </table:table-cell>
          <table:table-cell table:style-name="ce1"/>
          <table:table-cell office:value-type="float" office:value="3986" table:style-name="ce1">
            <text:p>3986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9.3" table:style-name="ce1">
            <text:p>59.3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8.100000000000001" table:style-name="ce1">
            <text:p>18.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0.4" table:style-name="ce1">
            <text:p>40.4</text:p>
          </table:table-cell>
          <table:table-cell office:value-type="string" table:style-name="ce1">
            <text:p>mph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Shot</text:p>
          </table:table-cell>
          <table:table-cell office:value-type="string" table:style-name="ce1">
            <text:p>#5</text:p>
          </table:table-cell>
          <table:table-cell table:style-name="ce1"/>
          <table:table-cell office:value-type="float" office:value="3889" table:style-name="ce1">
            <text:p>3889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0.7" table:style-name="ce1">
            <text:p>60.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8.5" table:style-name="ce1">
            <text:p>18.5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1.4" table:style-name="ce1">
            <text:p>41.4</text:p>
          </table:table-cell>
          <table:table-cell office:value-type="string" table:style-name="ce1">
            <text:p>mph</text:p>
          </table:table-cell>
          <table:table-cell table:style-name="ce1"/>
          <table:table-cell office:value-type="string" table:style-name="ce2">
            <text:p>Mods</text:p>
          </table:table-cell>
          <table:table-cell office:value-type="string" table:style-name="ce3">
            <text:p>Velocity (fps)</text:p>
          </table:table-cell>
          <table:table-cell office:value-type="string" table:style-name="ce3">
            <text:p>% increase vs. stock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6</text:p>
          </table:table-cell>
          <table:table-cell table:style-name="ce1"/>
          <table:table-cell office:value-type="float" office:value="3770" table:style-name="ce1">
            <text:p>3770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2.7" table:style-name="ce1">
            <text:p>62.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9.100000000000001" table:style-name="ce1">
            <text:p>19.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2.7" table:style-name="ce1">
            <text:p>42.7</text:p>
          </table:table-cell>
          <table:table-cell office:value-type="string" table:style-name="ce1">
            <text:p>mph</text:p>
          </table:table-cell>
          <table:table-cell table:style-name="ce1"/>
          <table:table-cell office:value-type="string" table:style-name="ce4">
            <text:p>Stock</text:p>
          </table:table-cell>
          <table:table-cell office:value-type="float" office:value="60.4" table:style-name="ce5">
            <text:p>60.4</text:p>
          </table:table-cell>
          <table:table-cell office:value-type="string" table:style-name="ce6">
            <text:p>-</text:p>
          </table:table-cell>
          <table:table-cell table:number-columns-repeated="16366"/>
        </table:table-row>
        <table:table-row table:style-name="ro1">
          <table:table-cell table:number-columns-repeated="6" table:style-name="ce1"/>
          <table:table-cell office:value-type="float" office:value="61.43333333333333" table:formula="of:=AVERAGE([.G2:.G7])" table:style-name="ce7">
            <text:p>61.4</text:p>
          </table:table-cell>
          <table:table-cell table:number-columns-repeated="8" table:style-name="ce1"/>
          <table:table-cell office:value-type="string" table:style-name="ce4">
            <text:p>AR Removed</text:p>
          </table:table-cell>
          <table:table-cell office:value-type="float" office:value="72.95" table:style-name="ce5">
            <text:p>73.0</text:p>
          </table:table-cell>
          <table:table-cell office:value-type="percentage" office:value="0.20778145695364245" table:formula="of:=([.Q8]-[.Q7])/60.4" table:style-name="ce8">
            <text:p>20.8%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Lubed</text:p>
          </table:table-cell>
          <table:table-cell table:number-columns-repeated="14" table:style-name="ce1"/>
          <table:table-cell office:value-type="string" table:style-name="ce4">
            <text:p>7Kg Spring</text:p>
          </table:table-cell>
          <table:table-cell office:value-type="float" office:value="76.400000000000006" table:style-name="ce5">
            <text:p>76.4</text:p>
          </table:table-cell>
          <table:table-cell office:value-type="percentage" office:value="0.26490066225165576" table:formula="of:=([.Q9]-[.Q$7])/60.4" table:style-name="ce8">
            <text:p>26.5%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</text:p>
          </table:table-cell>
          <table:table-cell table:style-name="ce1"/>
          <table:table-cell office:value-type="float" office:value="4157" table:style-name="ce1">
            <text:p>4157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6.8" table:style-name="ce1">
            <text:p>56.8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7.3" table:style-name="ce1">
            <text:p>17.3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8.700000000000003" table:style-name="ce1">
            <text:p>38.7</text:p>
          </table:table-cell>
          <table:table-cell office:value-type="string" table:style-name="ce1">
            <text:p>mph</text:p>
          </table:table-cell>
          <table:table-cell table:style-name="ce1"/>
          <table:table-cell office:value-type="string" table:style-name="ce4">
            <text:p>AR + spring</text:p>
          </table:table-cell>
          <table:table-cell office:value-type="float" office:value="107.6" table:style-name="ce9">
            <text:p>108</text:p>
          </table:table-cell>
          <table:table-cell office:value-type="percentage" office:value="0.7814569536423841" table:formula="of:=([.Q10]-[.Q$7])/60.4" table:style-name="ce8">
            <text:p>78.1%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2</text:p>
          </table:table-cell>
          <table:table-cell table:style-name="ce1"/>
          <table:table-cell office:value-type="float" office:value="3888" table:style-name="ce1">
            <text:p>3888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0.8" table:style-name="ce1">
            <text:p>60.8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8.5" table:style-name="ce1">
            <text:p>18.5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1.4" table:style-name="ce1">
            <text:p>41.4</text:p>
          </table:table-cell>
          <table:table-cell office:value-type="string" table:style-name="ce1">
            <text:p>mph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3</text:p>
          </table:table-cell>
          <table:table-cell table:style-name="ce1"/>
          <table:table-cell office:value-type="float" office:value="3860" table:style-name="ce1">
            <text:p>3860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1.2" table:style-name="ce1">
            <text:p>61.2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8.7" table:style-name="ce1">
            <text:p>18.7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1.7" table:style-name="ce1">
            <text:p>41.7</text:p>
          </table:table-cell>
          <table:table-cell office:value-type="string" table:style-name="ce1">
            <text:p>mph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4</text:p>
          </table:table-cell>
          <table:table-cell table:style-name="ce1"/>
          <table:table-cell office:value-type="float" office:value="3876" table:style-name="ce1">
            <text:p>3876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0.9" table:style-name="ce1">
            <text:p>60.9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8.600000000000001" table:style-name="ce1">
            <text:p>18.6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1.6" table:style-name="ce1">
            <text:p>41.6</text:p>
          </table:table-cell>
          <table:table-cell office:value-type="string" table:style-name="ce1">
            <text:p>mph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5</text:p>
          </table:table-cell>
          <table:table-cell table:style-name="ce1"/>
          <table:table-cell office:value-type="float" office:value="4054" table:style-name="ce1">
            <text:p>4054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8.3" table:style-name="ce1">
            <text:p>58.3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7.8" table:style-name="ce1">
            <text:p>17.8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9.700000000000003" table:style-name="ce1">
            <text:p>39.7</text:p>
          </table:table-cell>
          <table:table-cell office:value-type="string" table:style-name="ce1">
            <text:p>mph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6</text:p>
          </table:table-cell>
          <table:table-cell table:style-name="ce1"/>
          <table:table-cell office:value-type="float" office:value="3868" table:style-name="ce1">
            <text:p>3868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1.1" table:style-name="ce1">
            <text:p>61.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8.600000000000001" table:style-name="ce1">
            <text:p>18.6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1.6" table:style-name="ce1">
            <text:p>41.6</text:p>
          </table:table-cell>
          <table:table-cell office:value-type="string" table:style-name="ce1">
            <text:p>mph</text:p>
          </table:table-cell>
          <table:table-cell table:number-columns-repeated="16370" table:style-name="ce1"/>
        </table:table-row>
        <table:table-row table:style-name="ro1">
          <table:table-cell table:number-columns-repeated="6" table:style-name="ce1"/>
          <table:table-cell office:value-type="float" office:value="60.46" table:formula="of:=AVERAGE([.G11:.G15])" table:style-name="ce1">
            <text:p>60.4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eavy plung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9</text:p>
          </table:table-cell>
          <table:table-cell table:style-name="ce1"/>
          <table:table-cell office:value-type="float" office:value="4338" table:style-name="ce1">
            <text:p>4338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4.5" table:style-name="ce1">
            <text:p>54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6.600000000000001" table:style-name="ce1">
            <text:p>16.6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7.1" table:style-name="ce1">
            <text:p>37.1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0</text:p>
          </table:table-cell>
          <table:table-cell table:style-name="ce1"/>
          <table:table-cell office:value-type="float" office:value="1691045" table:style-name="ce1">
            <text:p>1691045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1</text:p>
          </table:table-cell>
          <table:table-cell table:style-name="ce1"/>
          <table:table-cell office:value-type="float" office:value="1695559" table:style-name="ce1">
            <text:p>1695559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2</text:p>
          </table:table-cell>
          <table:table-cell table:style-name="ce1"/>
          <table:table-cell office:value-type="float" office:value="4294" table:style-name="ce1">
            <text:p>4294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6.8" table:style-name="ce1">
            <text:p>16.8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7.5" table:style-name="ce1">
            <text:p>37.5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3</text:p>
          </table:table-cell>
          <table:table-cell table:style-name="ce1"/>
          <table:table-cell office:value-type="float" office:value="4006" table:style-name="ce1">
            <text:p>4006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0.200000000000003" table:style-name="ce1">
            <text:p>40.2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4</text:p>
          </table:table-cell>
          <table:table-cell table:style-name="ce1"/>
          <table:table-cell office:value-type="float" office:value="3975" table:style-name="ce1">
            <text:p>3975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9.4" table:style-name="ce1">
            <text:p>59.4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8.100000000000001" table:style-name="ce1">
            <text:p>18.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0.5" table:style-name="ce1">
            <text:p>40.5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5</text:p>
          </table:table-cell>
          <table:table-cell table:style-name="ce1"/>
          <table:table-cell office:value-type="float" office:value="4184" table:style-name="ce1">
            <text:p>4184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6.5" table:style-name="ce1">
            <text:p>56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7.2" table:style-name="ce1">
            <text:p>17.2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8.5" table:style-name="ce1">
            <text:p>38.5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 remov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</text:p>
          </table:table-cell>
          <table:table-cell table:style-name="ce1"/>
          <table:table-cell office:value-type="float" office:value="3078" table:style-name="ce1">
            <text:p>3078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6.7" table:style-name="ce1">
            <text:p>76.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3.4" table:style-name="ce1">
            <text:p>23.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2.3" table:style-name="ce1">
            <text:p>52.3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2</text:p>
          </table:table-cell>
          <table:table-cell table:style-name="ce1"/>
          <table:table-cell office:value-type="float" office:value="3436" table:style-name="ce1">
            <text:p>3436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8.7" table:style-name="ce1">
            <text:p>68.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6.9" table:style-name="ce1">
            <text:p>46.9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3</text:p>
          </table:table-cell>
          <table:table-cell table:style-name="ce1"/>
          <table:table-cell office:value-type="float" office:value="3248" table:style-name="ce1">
            <text:p>3248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2.7" table:style-name="ce1">
            <text:p>72.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2.2" table:style-name="ce1">
            <text:p>22.2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9.6" table:style-name="ce1">
            <text:p>49.6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4</text:p>
          </table:table-cell>
          <table:table-cell table:style-name="ce1"/>
          <table:table-cell office:value-type="float" office:value="3150" table:style-name="ce1">
            <text:p>3150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2.9" table:style-name="ce1">
            <text:p>22.9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1.1" table:style-name="ce1">
            <text:p>51.1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5</text:p>
          </table:table-cell>
          <table:table-cell table:style-name="ce1"/>
          <table:table-cell office:value-type="float" office:value="3430" table:style-name="ce1">
            <text:p>3430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8.900000000000006" table:style-name="ce1">
            <text:p>68.9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6</text:p>
          </table:table-cell>
          <table:table-cell table:style-name="ce1"/>
          <table:table-cell office:value-type="float" office:value="3121" table:style-name="ce1">
            <text:p>3121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5.7" table:style-name="ce1">
            <text:p>75.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3.1" table:style-name="ce1">
            <text:p>23.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1.6" table:style-name="ce1">
            <text:p>51.6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table:number-columns-repeated="6" table:style-name="ce1"/>
          <table:table-cell office:value-type="float" office:value="72.95" table:formula="of:=AVERAGE([.G27:.G32])" table:style-name="ce1">
            <text:p>72.95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kg spr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</text:p>
          </table:table-cell>
          <table:table-cell table:style-name="ce1"/>
          <table:table-cell office:value-type="float" office:value="3182" table:style-name="ce1">
            <text:p>3182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4.2" table:style-name="ce1">
            <text:p>74.2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2.6" table:style-name="ce1">
            <text:p>22.6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0.6" table:style-name="ce1">
            <text:p>50.6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2</text:p>
          </table:table-cell>
          <table:table-cell table:style-name="ce1"/>
          <table:table-cell office:value-type="float" office:value="3104" table:style-name="ce1">
            <text:p>3104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6.099999999999994" table:style-name="ce1">
            <text:p>76.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3.2" table:style-name="ce1">
            <text:p>23.2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1.9" table:style-name="ce1">
            <text:p>51.9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3</text:p>
          </table:table-cell>
          <table:table-cell table:style-name="ce1"/>
          <table:table-cell office:value-type="float" office:value="2750" table:style-name="ce1">
            <text:p>2750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85.9" table:style-name="ce1">
            <text:p>85.9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6.2" table:style-name="ce1">
            <text:p>26.2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8.6" table:style-name="ce1">
            <text:p>58.6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4</text:p>
          </table:table-cell>
          <table:table-cell table:style-name="ce1"/>
          <table:table-cell office:value-type="float" office:value="3117" table:style-name="ce1">
            <text:p>3117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5.8" table:style-name="ce1">
            <text:p>75.8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3.1" table:style-name="ce1">
            <text:p>23.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1.7" table:style-name="ce1">
            <text:p>51.7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5</text:p>
          </table:table-cell>
          <table:table-cell table:style-name="ce1"/>
          <table:table-cell office:value-type="float" office:value="3259" table:style-name="ce1">
            <text:p>3259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2.5" table:style-name="ce1">
            <text:p>72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2.1" table:style-name="ce1">
            <text:p>22.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9.4" table:style-name="ce1">
            <text:p>49.4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6</text:p>
          </table:table-cell>
          <table:table-cell table:style-name="ce1"/>
          <table:table-cell office:value-type="float" office:value="3191" table:style-name="ce1">
            <text:p>3191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2.6" table:style-name="ce1">
            <text:p>22.6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0.5" table:style-name="ce1">
            <text:p>50.5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table:number-columns-repeated="6" table:style-name="ce1"/>
          <table:table-cell office:value-type="float" office:value="76.416666666666671" table:formula="of:=AVERAGE([.G36:.G41])" table:style-name="ce1">
            <text:p>76.41666667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 + Plung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</text:p>
          </table:table-cell>
          <table:table-cell table:style-name="ce1"/>
          <table:table-cell office:value-type="float" office:value="3169" table:style-name="ce1">
            <text:p>3169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4.5" table:style-name="ce1">
            <text:p>74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2.7" table:style-name="ce1">
            <text:p>22.7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0.8" table:style-name="ce1">
            <text:p>50.8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2</text:p>
          </table:table-cell>
          <table:table-cell table:style-name="ce1"/>
          <table:table-cell office:value-type="float" office:value="3335" table:style-name="ce1">
            <text:p>3335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0.8" table:style-name="ce1">
            <text:p>70.8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1.6" table:style-name="ce1">
            <text:p>21.6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8.3" table:style-name="ce1">
            <text:p>48.3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3</text:p>
          </table:table-cell>
          <table:table-cell table:style-name="ce1"/>
          <table:table-cell office:value-type="float" office:value="3283" table:style-name="ce1">
            <text:p>3283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1.9" table:style-name="ce1">
            <text:p>21.9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9.1" table:style-name="ce1">
            <text:p>49.1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4</text:p>
          </table:table-cell>
          <table:table-cell table:style-name="ce1"/>
          <table:table-cell office:value-type="float" office:value="3390" table:style-name="ce1">
            <text:p>3390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9.7" table:style-name="ce1">
            <text:p>69.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1.2" table:style-name="ce1">
            <text:p>21.2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7.5" table:style-name="ce1">
            <text:p>47.5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5</text:p>
          </table:table-cell>
          <table:table-cell table:style-name="ce1"/>
          <table:table-cell office:value-type="float" office:value="3404" table:style-name="ce1">
            <text:p>3404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9.400000000000006" table:style-name="ce1">
            <text:p>69.4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1.2" table:style-name="ce1">
            <text:p>21.2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7.3" table:style-name="ce1">
            <text:p>47.3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6</text:p>
          </table:table-cell>
          <table:table-cell table:style-name="ce1"/>
          <table:table-cell office:value-type="float" office:value="3368" table:style-name="ce1">
            <text:p>3368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0.099999999999994" table:style-name="ce1">
            <text:p>70.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1.4" table:style-name="ce1">
            <text:p>21.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7.8" table:style-name="ce1">
            <text:p>47.8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table:number-columns-repeated="6" table:style-name="ce1"/>
          <table:table-cell office:value-type="float" office:value="71.083333333333329" table:formula="of:=AVERAGE([.G45:.G50])" table:style-name="ce1">
            <text:p>71.0833333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 + spr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</text:p>
          </table:table-cell>
          <table:table-cell table:style-name="ce1"/>
          <table:table-cell office:value-type="float" office:value="2371" table:style-name="ce1">
            <text:p>2371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99.6" table:style-name="ce1">
            <text:p>99.6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30.4" table:style-name="ce1">
            <text:p>30.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67.900000000000006" table:style-name="ce1">
            <text:p>67.9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2</text:p>
          </table:table-cell>
          <table:table-cell table:style-name="ce1"/>
          <table:table-cell office:value-type="float" office:value="2315" table:style-name="ce1">
            <text:p>2315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31.1" table:style-name="ce1">
            <text:p>31.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69.599999999999994" table:style-name="ce1">
            <text:p>69.6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3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117.3" table:style-name="ce1">
            <text:p>117.3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35.700000000000003" table:style-name="ce1">
            <text:p>35.7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4</text:p>
          </table:table-cell>
          <table:table-cell table:style-name="ce1"/>
          <table:table-cell office:value-type="float" office:value="2196" table:style-name="ce1">
            <text:p>2196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107.6" table:style-name="ce1">
            <text:p>107.6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32.799999999999997" table:style-name="ce1">
            <text:p>32.8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73.3" table:style-name="ce1">
            <text:p>73.3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5</text:p>
          </table:table-cell>
          <table:table-cell table:style-name="ce1"/>
          <table:table-cell office:value-type="float" office:value="2111" table:style-name="ce1">
            <text:p>2111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111.9" table:style-name="ce1">
            <text:p>111.9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34.1" table:style-name="ce1">
            <text:p>34.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76.3" table:style-name="ce1">
            <text:p>76.3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6</text:p>
          </table:table-cell>
          <table:table-cell table:style-name="ce1"/>
          <table:table-cell office:value-type="float" office:value="2195" table:style-name="ce1">
            <text:p>2195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107.6" table:style-name="ce1">
            <text:p>107.6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32.799999999999997" table:style-name="ce1">
            <text:p>32.8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73.400000000000006" table:style-name="ce1">
            <text:p>73.4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table:number-columns-repeated="6" table:style-name="ce1"/>
          <table:table-cell office:value-type="float" office:value="107.66666666666667" table:formula="of:=AVERAGE([.G53:.G58])" table:style-name="ce1">
            <text:p>107.6666667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 Plunger Spr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</text:p>
          </table:table-cell>
          <table:table-cell table:style-name="ce1"/>
          <table:table-cell office:value-type="float" office:value="2613" table:style-name="ce1">
            <text:p>2613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90.4" table:style-name="ce1">
            <text:p>90.4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7.6" table:style-name="ce1">
            <text:p>27.6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61.6" table:style-name="ce1">
            <text:p>61.6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2</text:p>
          </table:table-cell>
          <table:table-cell table:style-name="ce1"/>
          <table:table-cell office:value-type="float" office:value="2300" table:style-name="ce1">
            <text:p>2300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102.7" table:style-name="ce1">
            <text:p>102.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31.3" table:style-name="ce1">
            <text:p>31.3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3</text:p>
          </table:table-cell>
          <table:table-cell table:style-name="ce1"/>
          <table:table-cell office:value-type="float" office:value="2253" table:style-name="ce1">
            <text:p>2253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104.8" table:style-name="ce1">
            <text:p>104.8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71.5" table:style-name="ce1">
            <text:p>71.5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4</text:p>
          </table:table-cell>
          <table:table-cell table:style-name="ce1"/>
          <table:table-cell office:value-type="float" office:value="2315" table:style-name="ce1">
            <text:p>2315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31.1" table:style-name="ce1">
            <text:p>31.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69.599999999999994" table:style-name="ce1">
            <text:p>69.6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5</text:p>
          </table:table-cell>
          <table:table-cell table:style-name="ce1"/>
          <table:table-cell office:value-type="float" office:value="2291" table:style-name="ce1">
            <text:p>2291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103.1" table:style-name="ce1">
            <text:p>103.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31.4" table:style-name="ce1">
            <text:p>31.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70.3" table:style-name="ce1">
            <text:p>70.3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6</text:p>
          </table:table-cell>
          <table:table-cell table:style-name="ce1"/>
          <table:table-cell office:value-type="float" office:value="2580" table:style-name="ce1">
            <text:p>2580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91.6" table:style-name="ce1">
            <text:p>91.6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7.9" table:style-name="ce1">
            <text:p>27.9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62.4" table:style-name="ce1">
            <text:p>62.4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table:number-columns-repeated="6" table:style-name="ce1"/>
          <table:table-cell office:value-type="float" office:value="99.100000000000009" table:formula="of:=AVERAGE([.G62:.G67])" table:style-name="ce1">
            <text:p>99.1</text:p>
          </table:table-cell>
          <table:table-cell table:number-columns-repeated="16377" table:style-name="ce1"/>
        </table:table-row>
        <table:table-row table:number-rows-repeated="1048508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EAT Stoc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</text:p>
          </table:table-cell>
          <table:table-cell table:style-name="ce1"/>
          <table:table-cell office:value-type="float" office:value="4409" table:style-name="ce1">
            <text:p>4409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3.6" table:style-name="ce1">
            <text:p>53.6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6.3" table:style-name="ce1">
            <text:p>16.3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6.5" table:style-name="ce1">
            <text:p>36.5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2</text:p>
          </table:table-cell>
          <table:table-cell table:style-name="ce1"/>
          <table:table-cell office:value-type="float" office:value="4623" table:style-name="ce1">
            <text:p>4623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1.1" table:style-name="ce1">
            <text:p>51.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5.6" table:style-name="ce1">
            <text:p>15.6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4.799999999999997" table:style-name="ce1">
            <text:p>34.8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3</text:p>
          </table:table-cell>
          <table:table-cell table:style-name="ce1"/>
          <table:table-cell office:value-type="float" office:value="4332" table:style-name="ce1">
            <text:p>4332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4.5" table:style-name="ce1">
            <text:p>54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6.600000000000001" table:style-name="ce1">
            <text:p>16.6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7.200000000000003" table:style-name="ce1">
            <text:p>37.2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4</text:p>
          </table:table-cell>
          <table:table-cell table:style-name="ce1"/>
          <table:table-cell office:value-type="float" office:value="4474" table:style-name="ce1">
            <text:p>4474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2.8" table:style-name="ce1">
            <text:p>52.8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6.100000000000001" table:style-name="ce1">
            <text:p>16.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5</text:p>
          </table:table-cell>
          <table:table-cell table:style-name="ce1"/>
          <table:table-cell office:value-type="float" office:value="4246" table:style-name="ce1">
            <text:p>4246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5.6" table:style-name="ce1">
            <text:p>55.6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7.9" table:style-name="ce1">
            <text:p>37.9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8</text:p>
          </table:table-cell>
          <table:table-cell table:style-name="ce1"/>
          <table:table-cell office:value-type="float" office:value="4572" table:style-name="ce1">
            <text:p>4572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1.7" table:style-name="ce1">
            <text:p>51.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5.7" table:style-name="ce1">
            <text:p>15.7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5.200000000000003" table:style-name="ce1">
            <text:p>35.2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9</text:p>
          </table:table-cell>
          <table:table-cell table:style-name="ce1"/>
          <table:table-cell office:value-type="float" office:value="4003" table:style-name="ce1">
            <text:p>4003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0.200000000000003" table:style-name="ce1">
            <text:p>40.2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0</text:p>
          </table:table-cell>
          <table:table-cell table:style-name="ce1"/>
          <table:table-cell office:value-type="float" office:value="4513" table:style-name="ce1">
            <text:p>4513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2.3" table:style-name="ce1">
            <text:p>52.3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5.700000000000003" table:style-name="ce1">
            <text:p>35.7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1</text:p>
          </table:table-cell>
          <table:table-cell table:style-name="ce1"/>
          <table:table-cell office:value-type="float" office:value="4315" table:style-name="ce1">
            <text:p>4315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4.7" table:style-name="ce1">
            <text:p>54.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6.7" table:style-name="ce1">
            <text:p>16.7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7.299999999999997" table:style-name="ce1">
            <text:p>37.3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2</text:p>
          </table:table-cell>
          <table:table-cell table:style-name="ce1"/>
          <table:table-cell office:value-type="float" office:value="4149" table:style-name="ce1">
            <text:p>4149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6.9" table:style-name="ce1">
            <text:p>56.9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7.399999999999999" table:style-name="ce1">
            <text:p>17.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8.799999999999997" table:style-name="ce1">
            <text:p>38.8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table:number-columns-repeated="6" table:style-name="ce1"/>
          <table:table-cell office:value-type="float" office:value="54.220000000000006" table:formula="of:=AVERAGE([.G2:.G11])" table:style-name="ce1">
            <text:p>54.2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orker 5Kg spr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</text:p>
          </table:table-cell>
          <table:table-cell table:style-name="ce1"/>
          <table:table-cell office:value-type="float" office:value="3012" table:style-name="ce1">
            <text:p>3012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8.400000000000006" table:style-name="ce1">
            <text:p>78.4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3.9" table:style-name="ce1">
            <text:p>23.9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3.5" table:style-name="ce1">
            <text:p>53.5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2</text:p>
          </table:table-cell>
          <table:table-cell table:style-name="ce1"/>
          <table:table-cell office:value-type="float" office:value="2917" table:style-name="ce1">
            <text:p>2917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4.7" table:style-name="ce1">
            <text:p>24.7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5.2" table:style-name="ce1">
            <text:p>55.2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3</text:p>
          </table:table-cell>
          <table:table-cell table:style-name="ce1"/>
          <table:table-cell office:value-type="float" office:value="3291" table:style-name="ce1">
            <text:p>3291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1.8" table:style-name="ce1">
            <text:p>71.8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1.9" table:style-name="ce1">
            <text:p>21.9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8.9" table:style-name="ce1">
            <text:p>48.9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4</text:p>
          </table:table-cell>
          <table:table-cell table:style-name="ce1"/>
          <table:table-cell office:value-type="float" office:value="2769" table:style-name="ce1">
            <text:p>2769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85.3" table:style-name="ce1">
            <text:p>85.3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8.2" table:style-name="ce1">
            <text:p>58.2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5</text:p>
          </table:table-cell>
          <table:table-cell table:style-name="ce1"/>
          <table:table-cell office:value-type="float" office:value="2980" table:style-name="ce1">
            <text:p>2980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9.3" table:style-name="ce1">
            <text:p>79.3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4.2" table:style-name="ce1">
            <text:p>24.2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6</text:p>
          </table:table-cell>
          <table:table-cell table:style-name="ce1"/>
          <table:table-cell office:value-type="float" office:value="3046" table:style-name="ce1">
            <text:p>3046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7.599999999999994" table:style-name="ce1">
            <text:p>77.6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3.6" table:style-name="ce1">
            <text:p>23.6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2.9" table:style-name="ce1">
            <text:p>52.9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7</text:p>
          </table:table-cell>
          <table:table-cell table:style-name="ce1"/>
          <table:table-cell office:value-type="float" office:value="3205" table:style-name="ce1">
            <text:p>3205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3.7" table:style-name="ce1">
            <text:p>73.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2.5" table:style-name="ce1">
            <text:p>22.5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0.3" table:style-name="ce1">
            <text:p>50.3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8</text:p>
          </table:table-cell>
          <table:table-cell table:style-name="ce1"/>
          <table:table-cell office:value-type="float" office:value="3011" table:style-name="ce1">
            <text:p>3011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8.5" table:style-name="ce1">
            <text:p>78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3.9" table:style-name="ce1">
            <text:p>23.9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3.5" table:style-name="ce1">
            <text:p>53.5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9</text:p>
          </table:table-cell>
          <table:table-cell table:style-name="ce1"/>
          <table:table-cell office:value-type="float" office:value="3164" table:style-name="ce1">
            <text:p>3164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4.7" table:style-name="ce1">
            <text:p>74.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2.8" table:style-name="ce1">
            <text:p>22.8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0.9" table:style-name="ce1">
            <text:p>50.9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0</text:p>
          </table:table-cell>
          <table:table-cell table:style-name="ce1"/>
          <table:table-cell office:value-type="float" office:value="2892" table:style-name="ce1">
            <text:p>2892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81.7" table:style-name="ce1">
            <text:p>81.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4.9" table:style-name="ce1">
            <text:p>24.9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5.7" table:style-name="ce1">
            <text:p>55.7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table:number-columns-repeated="6" table:style-name="ce1"/>
          <table:table-cell office:value-type="float" office:value="78.200000000000017" table:formula="of:=AVERAGE([.G14:.G23])" table:style-name="ce1">
            <text:p>78.2</text:p>
          </table:table-cell>
          <table:table-cell office:value-type="float" office:value="0.44227222427148671" table:formula="of:=([.G24]-[.G12])/[.G12]" table:style-name="ce1">
            <text:p>0.442272224</text:p>
          </table:table-cell>
          <table:table-cell table:number-columns-repeated="16376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string" table:style-name="ce1">
            <text:p>Hammersho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9</text:p>
          </table:table-cell>
          <table:table-cell table:style-name="ce1"/>
          <table:table-cell office:value-type="float" office:value="3216" table:style-name="ce1">
            <text:p>3216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3.5" table:style-name="ce1">
            <text:p>73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75.5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2.4" table:style-name="ce1">
            <text:p>22.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0.1" table:style-name="ce1">
            <text:p>50.1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0</text:p>
          </table:table-cell>
          <table:table-cell table:style-name="ce1"/>
          <table:table-cell office:value-type="float" office:value="3536" table:style-name="ce1">
            <text:p>3536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6.8" table:style-name="ce1">
            <text:p>66.8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74.5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0.399999999999999" table:style-name="ce1">
            <text:p>20.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5.5" table:style-name="ce1">
            <text:p>45.5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1</text:p>
          </table:table-cell>
          <table:table-cell table:style-name="ce1"/>
          <table:table-cell office:value-type="float" office:value="3448" table:style-name="ce1">
            <text:p>3448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8.5" table:style-name="ce1">
            <text:p>68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73.9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0.9" table:style-name="ce1">
            <text:p>20.9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6.7" table:style-name="ce1">
            <text:p>46.7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2</text:p>
          </table:table-cell>
          <table:table-cell table:style-name="ce1"/>
          <table:table-cell office:value-type="float" office:value="3300" table:style-name="ce1">
            <text:p>3300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1.599999999999994" table:style-name="ce1">
            <text:p>71.6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73.7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1.8" table:style-name="ce1">
            <text:p>21.8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8.8" table:style-name="ce1">
            <text:p>48.8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3</text:p>
          </table:table-cell>
          <table:table-cell table:style-name="ce1"/>
          <table:table-cell office:value-type="float" office:value="3424" table:style-name="ce1">
            <text:p>3424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73.3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table:number-columns-repeated="6" table:style-name="ce1"/>
          <table:table-cell office:value-type="float" office:value="69.88" table:formula="of:=AVERAGE([.G4:.G8])" table:style-name="ce1">
            <text:p>69.88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isrupt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</text:p>
          </table:table-cell>
          <table:table-cell table:style-name="ce1"/>
          <table:table-cell office:value-type="float" office:value="2764" table:style-name="ce1">
            <text:p>2764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85.5" table:style-name="ce1">
            <text:p>85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85.5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8.3" table:style-name="ce1">
            <text:p>58.3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2</text:p>
          </table:table-cell>
          <table:table-cell table:style-name="ce1"/>
          <table:table-cell office:value-type="float" office:value="3004" table:style-name="ce1">
            <text:p>3004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8.599999999999994" table:style-name="ce1">
            <text:p>78.6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81.9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3.6" table:style-name="ce1">
            <text:p>53.6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3</text:p>
          </table:table-cell>
          <table:table-cell table:style-name="ce1"/>
          <table:table-cell office:value-type="float" office:value="3036" table:style-name="ce1">
            <text:p>3036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7.8" table:style-name="ce1">
            <text:p>77.8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80.5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3.7" table:style-name="ce1">
            <text:p>23.7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4</text:p>
          </table:table-cell>
          <table:table-cell table:style-name="ce1"/>
          <table:table-cell office:value-type="float" office:value="2860" table:style-name="ce1">
            <text:p>2860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82.6" table:style-name="ce1">
            <text:p>82.6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81.0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5.2" table:style-name="ce1">
            <text:p>25.2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6.3" table:style-name="ce1">
            <text:p>56.3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5</text:p>
          </table:table-cell>
          <table:table-cell table:style-name="ce1"/>
          <table:table-cell office:value-type="float" office:value="2864" table:style-name="ce1">
            <text:p>2864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82.5" table:style-name="ce1">
            <text:p>82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81.3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5.1" table:style-name="ce1">
            <text:p>25.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6.2" table:style-name="ce1">
            <text:p>56.2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table:number-columns-repeated="6" table:style-name="ce1"/>
          <table:table-cell office:value-type="float" office:value="81.400000000000006" table:formula="of:=AVERAGE([.G12:.G16])" table:style-name="ce1">
            <text:p>81.4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yan Strongar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</text:p>
          </table:table-cell>
          <table:table-cell table:style-name="ce1"/>
          <table:table-cell office:value-type="float" office:value="3008" table:style-name="ce1">
            <text:p>3008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8.5" table:style-name="ce1">
            <text:p>78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78.5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3.9" table:style-name="ce1">
            <text:p>23.9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3.5" table:style-name="ce1">
            <text:p>53.5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2</text:p>
          </table:table-cell>
          <table:table-cell table:style-name="ce1"/>
          <table:table-cell office:value-type="float" office:value="2872" table:style-name="ce1">
            <text:p>2872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82.2" table:style-name="ce1">
            <text:p>82.2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80.3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5.1" table:style-name="ce1">
            <text:p>25.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6.1" table:style-name="ce1">
            <text:p>56.1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3</text:p>
          </table:table-cell>
          <table:table-cell table:style-name="ce1"/>
          <table:table-cell office:value-type="float" office:value="3068" table:style-name="ce1">
            <text:p>3068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79.2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3.5" table:style-name="ce1">
            <text:p>23.5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2.5" table:style-name="ce1">
            <text:p>52.5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4</text:p>
          </table:table-cell>
          <table:table-cell table:style-name="ce1"/>
          <table:table-cell office:value-type="float" office:value="3232" table:style-name="ce1">
            <text:p>3232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3.099999999999994" table:style-name="ce1">
            <text:p>73.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77.6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2.3" table:style-name="ce1">
            <text:p>22.3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9.8" table:style-name="ce1">
            <text:p>49.8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5</text:p>
          </table:table-cell>
          <table:table-cell table:style-name="ce1"/>
          <table:table-cell office:value-type="float" office:value="2944" table:style-name="ce1">
            <text:p>2944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80.2" table:style-name="ce1">
            <text:p>80.2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78.1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4.5" table:style-name="ce1">
            <text:p>24.5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4.7" table:style-name="ce1">
            <text:p>54.7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6</text:p>
          </table:table-cell>
          <table:table-cell table:style-name="ce1"/>
          <table:table-cell office:value-type="float" office:value="2972" table:style-name="ce1">
            <text:p>2972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9.5" table:style-name="ce1">
            <text:p>79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78.3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4.2" table:style-name="ce1">
            <text:p>24.2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4.2" table:style-name="ce1">
            <text:p>54.2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table:number-columns-repeated="6" table:style-name="ce1"/>
          <table:table-cell office:value-type="float" office:value="78.400000000000006" table:formula="of:=AVERAGE([.G21:.G25])" table:style-name="ce1">
            <text:p>78.4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riftstore 5x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</text:p>
          </table:table-cell>
          <table:table-cell table:style-name="ce1"/>
          <table:table-cell office:value-type="float" office:value="3268" table:style-name="ce1">
            <text:p>3268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2.3" table:style-name="ce1">
            <text:p>72.3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72.3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9.3" table:style-name="ce1">
            <text:p>49.3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2</text:p>
          </table:table-cell>
          <table:table-cell table:style-name="ce1"/>
          <table:table-cell office:value-type="float" office:value="3916" table:style-name="ce1">
            <text:p>3916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0.3" table:style-name="ce1">
            <text:p>60.3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65.8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18.399999999999999" table:style-name="ce1">
            <text:p>18.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1.1" table:style-name="ce1">
            <text:p>41.1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3</text:p>
          </table:table-cell>
          <table:table-cell table:style-name="ce1"/>
          <table:table-cell office:value-type="float" office:value="3336" table:style-name="ce1">
            <text:p>3336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0.8" table:style-name="ce1">
            <text:p>70.8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67.4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1.6" table:style-name="ce1">
            <text:p>21.6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8.3" table:style-name="ce1">
            <text:p>48.3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4</text:p>
          </table:table-cell>
          <table:table-cell table:style-name="ce1"/>
          <table:table-cell office:value-type="float" office:value="3788" table:style-name="ce1">
            <text:p>3788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2.4" table:style-name="ce1">
            <text:p>62.4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66.0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2.5" table:style-name="ce1">
            <text:p>42.5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5</text:p>
          </table:table-cell>
          <table:table-cell table:style-name="ce1"/>
          <table:table-cell office:value-type="float" office:value="3760" table:style-name="ce1">
            <text:p>3760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2.8" table:style-name="ce1">
            <text:p>62.8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65.4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19.100000000000001" table:style-name="ce1">
            <text:p>19.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2.8" table:style-name="ce1">
            <text:p>42.8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table:number-columns-repeated="6" table:style-name="ce1"/>
          <table:table-cell office:value-type="float" office:value="65.72" table:formula="of:=AVERAGE([.G29:.G33])" table:style-name="ce1">
            <text:p>65.72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riftstore Strongar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</text:p>
          </table:table-cell>
          <table:table-cell table:style-name="ce1"/>
          <table:table-cell office:value-type="float" office:value="3144" table:style-name="ce1">
            <text:p>3144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5.099999999999994" table:style-name="ce1">
            <text:p>75.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75.1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2.9" table:style-name="ce1">
            <text:p>22.9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1.2" table:style-name="ce1">
            <text:p>51.2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2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8.7" table:style-name="ce1">
            <text:p>78.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76.9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3.7" table:style-name="ce1">
            <text:p>53.7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3</text:p>
          </table:table-cell>
          <table:table-cell table:style-name="ce1"/>
          <table:table-cell office:value-type="float" office:value="3124" table:style-name="ce1">
            <text:p>3124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5.599999999999994" table:style-name="ce1">
            <text:p>75.6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76.5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1.6" table:style-name="ce1">
            <text:p>51.6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4</text:p>
          </table:table-cell>
          <table:table-cell table:style-name="ce1"/>
          <table:table-cell office:value-type="float" office:value="3336" table:style-name="ce1">
            <text:p>3336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0.8" table:style-name="ce1">
            <text:p>70.8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75.0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1.6" table:style-name="ce1">
            <text:p>21.6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8.3" table:style-name="ce1">
            <text:p>48.3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5</text:p>
          </table:table-cell>
          <table:table-cell table:style-name="ce1"/>
          <table:table-cell office:value-type="float" office:value="3060" table:style-name="ce1">
            <text:p>3060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7.2" table:style-name="ce1">
            <text:p>77.2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75.4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3.5" table:style-name="ce1">
            <text:p>23.5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2.6" table:style-name="ce1">
            <text:p>52.6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6</text:p>
          </table:table-cell>
          <table:table-cell table:style-name="ce1"/>
          <table:table-cell office:value-type="float" office:value="2900" table:style-name="ce1">
            <text:p>2900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81.5" table:style-name="ce1">
            <text:p>81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76.3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4.8" table:style-name="ce1">
            <text:p>24.8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5.5" table:style-name="ce1">
            <text:p>55.5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table:number-columns-repeated="6" table:style-name="ce1"/>
          <table:table-cell office:value-type="float" office:value="76.760000000000005" table:formula="of:=AVERAGE([.G38:.G42])" table:style-name="ce1">
            <text:p>76.7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isruptor post remov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</text:p>
          </table:table-cell>
          <table:table-cell table:style-name="ce1"/>
          <table:table-cell office:value-type="float" office:value="3164" table:style-name="ce1">
            <text:p>3164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4.7" table:style-name="ce1">
            <text:p>74.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74.7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2.8" table:style-name="ce1">
            <text:p>22.8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0.9" table:style-name="ce1">
            <text:p>50.9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2</text:p>
          </table:table-cell>
          <table:table-cell table:style-name="ce1"/>
          <table:table-cell office:value-type="float" office:value="3056" table:style-name="ce1">
            <text:p>3056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7.3" table:style-name="ce1">
            <text:p>77.3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76.0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3.6" table:style-name="ce1">
            <text:p>23.6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2.7" table:style-name="ce1">
            <text:p>52.7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3</text:p>
          </table:table-cell>
          <table:table-cell table:style-name="ce1"/>
          <table:table-cell office:value-type="float" office:value="3280" table:style-name="ce1">
            <text:p>3280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74.6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9.1" table:style-name="ce1">
            <text:p>49.1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4</text:p>
          </table:table-cell>
          <table:table-cell table:style-name="ce1"/>
          <table:table-cell office:value-type="float" office:value="3140" table:style-name="ce1">
            <text:p>3140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5.2" table:style-name="ce1">
            <text:p>75.2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74.8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2.9" table:style-name="ce1">
            <text:p>22.9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1.3" table:style-name="ce1">
            <text:p>51.3</text:p>
          </table:table-cell>
          <table:table-cell office:value-type="string" table:style-name="ce1">
            <text:p>mp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5</text:p>
          </table:table-cell>
          <table:table-cell table:style-name="ce1"/>
          <table:table-cell office:value-type="float" office:value="3752" table:style-name="ce1">
            <text:p>3752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72.1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string" table:style-name="ce1">
            <text:p>1⸮Nerf</text:p>
          </table:table-cell>
          <table:table-cell office:value-type="string" table:style-name="ce1">
            <text:p>Chronos,</text:p>
          </table:table-cell>
          <table:table-cell office:value-type="string" table:style-name="ce1">
            <text:p>waiting</text:p>
          </table:table-cell>
          <table:table-cell office:value-type="string" table:style-name="ce1">
            <text:p>for</text:p>
          </table:table-cell>
          <table:table-cell office:value-type="string" table:style-name="ce1">
            <text:p>shot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</text:p>
          </table:table-cell>
          <table:table-cell table:style-name="ce1"/>
          <table:table-cell office:value-type="float" office:value="3396" table:style-name="ce1">
            <text:p>3396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9.599999999999994" table:style-name="ce1">
            <text:p>69.6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(ave=69.6</text:p>
          </table:table-cell>
          <table:table-cell office:value-type="string" table:style-name="ce1">
            <text:p>fps)</text:p>
          </table:table-cell>
          <table:table-cell table:style-name="ce1"/>
          <table:table-cell office:value-type="float" office:value="21.2" table:style-name="ce1">
            <text:p>21.2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7.4" table:style-name="ce1">
            <text:p>47.4</text:p>
          </table:table-cell>
          <table:table-cell office:value-type="string" table:style-name="ce1">
            <text:p>mph</text:p>
          </table:table-cell>
          <table:table-cell table:number-columns-repeated="16367" table:style-name="ce1"/>
        </table:table-row>
        <table:table-row table:style-name="ro1">
          <table:table-cell table:number-columns-repeated="6" table:style-name="ce1"/>
          <table:table-cell office:value-type="float" office:value="71.42" table:formula="of:=AVERAGE([.G46:.G50])" table:style-name="ce1">
            <text:p>71.42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S with 2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ot</text:p>
          </table:table-cell>
          <table:table-cell office:value-type="string" table:style-name="ce1">
            <text:p>#1</text:p>
          </table:table-cell>
          <table:table-cell table:style-name="ce1"/>
          <table:table-cell office:value-type="float" office:value="4209" table:style-name="ce1">
            <text:p>4209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6.1" table:style-name="ce1">
            <text:p>56.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7.100000000000001" table:style-name="ce1">
            <text:p>17.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8.299999999999997" table:style-name="ce1">
            <text:p>38.3</text:p>
          </table:table-cell>
          <table:table-cell office:value-type="string" table:style-name="ce1">
            <text:p>mph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2</text:p>
          </table:table-cell>
          <table:table-cell table:style-name="ce1"/>
          <table:table-cell office:value-type="float" office:value="3855" table:style-name="ce1">
            <text:p>3855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1.3" table:style-name="ce1">
            <text:p>61.3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8.7" table:style-name="ce1">
            <text:p>18.7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1.8" table:style-name="ce1">
            <text:p>41.8</text:p>
          </table:table-cell>
          <table:table-cell office:value-type="string" table:style-name="ce1">
            <text:p>mph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3</text:p>
          </table:table-cell>
          <table:table-cell table:style-name="ce1"/>
          <table:table-cell office:value-type="float" office:value="3417" table:style-name="ce1">
            <text:p>3417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9.099999999999994" table:style-name="ce1">
            <text:p>69.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1.1" table:style-name="ce1">
            <text:p>21.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7.1" table:style-name="ce1">
            <text:p>47.1</text:p>
          </table:table-cell>
          <table:table-cell office:value-type="string" table:style-name="ce1">
            <text:p>mph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4</text:p>
          </table:table-cell>
          <table:table-cell table:style-name="ce1"/>
          <table:table-cell office:value-type="float" office:value="4123" table:style-name="ce1">
            <text:p>4123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7.3" table:style-name="ce1">
            <text:p>57.3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7.5" table:style-name="ce1">
            <text:p>17.5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9.1" table:style-name="ce1">
            <text:p>39.1</text:p>
          </table:table-cell>
          <table:table-cell office:value-type="string" table:style-name="ce1">
            <text:p>mph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5</text:p>
          </table:table-cell>
          <table:table-cell table:style-name="ce1"/>
          <table:table-cell office:value-type="float" office:value="4256" table:style-name="ce1">
            <text:p>4256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5.5" table:style-name="ce1">
            <text:p>55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6.899999999999999" table:style-name="ce1">
            <text:p>16.9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7.799999999999997" table:style-name="ce1">
            <text:p>37.8</text:p>
          </table:table-cell>
          <table:table-cell office:value-type="string" table:style-name="ce1">
            <text:p>mph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6</text:p>
          </table:table-cell>
          <table:table-cell table:style-name="ce1"/>
          <table:table-cell office:value-type="float" office:value="3220" table:style-name="ce1">
            <text:p>3220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3.400000000000006" table:style-name="ce1">
            <text:p>73.4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2.4" table:style-name="ce1">
            <text:p>22.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mph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7</text:p>
          </table:table-cell>
          <table:table-cell table:style-name="ce1"/>
          <table:table-cell office:value-type="float" office:value="3492" table:style-name="ce1">
            <text:p>3492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7.599999999999994" table:style-name="ce1">
            <text:p>67.6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0.6" table:style-name="ce1">
            <text:p>20.6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6.1" table:style-name="ce1">
            <text:p>46.1</text:p>
          </table:table-cell>
          <table:table-cell office:value-type="string" table:style-name="ce1">
            <text:p>mph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8</text:p>
          </table:table-cell>
          <table:table-cell table:style-name="ce1"/>
          <table:table-cell office:value-type="float" office:value="4300" table:style-name="ce1">
            <text:p>4300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4.9" table:style-name="ce1">
            <text:p>54.9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6.7" table:style-name="ce1">
            <text:p>16.7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7.5" table:style-name="ce1">
            <text:p>37.5</text:p>
          </table:table-cell>
          <table:table-cell office:value-type="string" table:style-name="ce1">
            <text:p>mph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9</text:p>
          </table:table-cell>
          <table:table-cell table:style-name="ce1"/>
          <table:table-cell office:value-type="float" office:value="3640" table:style-name="ce1">
            <text:p>3640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4.900000000000006" table:style-name="ce1">
            <text:p>64.9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9.8" table:style-name="ce1">
            <text:p>19.8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4.2" table:style-name="ce1">
            <text:p>44.2</text:p>
          </table:table-cell>
          <table:table-cell office:value-type="string" table:style-name="ce1">
            <text:p>mph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0</text:p>
          </table:table-cell>
          <table:table-cell table:style-name="ce1"/>
          <table:table-cell office:value-type="float" office:value="4707" table:style-name="ce1">
            <text:p>4707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0.2" table:style-name="ce1">
            <text:p>50.2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5.3" table:style-name="ce1">
            <text:p>15.3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4.200000000000003" table:style-name="ce1">
            <text:p>34.2</text:p>
          </table:table-cell>
          <table:table-cell office:value-type="string" table:style-name="ce1">
            <text:p>mph</text:p>
          </table:table-cell>
          <table:table-cell table:number-columns-repeated="16370" table:style-name="ce1"/>
        </table:table-row>
        <table:table-row table:style-name="ro1">
          <table:table-cell table:number-columns-repeated="6" table:style-name="ce1"/>
          <table:table-cell office:value-type="float" office:value="61.030000000000008" table:formula="of:=AVERAGE([.G54:.G63])" table:style-name="ce1">
            <text:p>61.0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S with 2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</text:p>
          </table:table-cell>
          <table:table-cell table:style-name="ce1"/>
          <table:table-cell office:value-type="float" office:value="3873" table:style-name="ce1">
            <text:p>3873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8.600000000000001" table:style-name="ce1">
            <text:p>18.6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1.6" table:style-name="ce1">
            <text:p>41.6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2</text:p>
          </table:table-cell>
          <table:table-cell table:style-name="ce1"/>
          <table:table-cell office:value-type="float" office:value="3067" table:style-name="ce1">
            <text:p>3067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3.5" table:style-name="ce1">
            <text:p>23.5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2.5" table:style-name="ce1">
            <text:p>52.5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3</text:p>
          </table:table-cell>
          <table:table-cell table:style-name="ce1"/>
          <table:table-cell office:value-type="float" office:value="4120" table:style-name="ce1">
            <text:p>4120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7.3" table:style-name="ce1">
            <text:p>57.3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7.5" table:style-name="ce1">
            <text:p>17.5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9.1" table:style-name="ce1">
            <text:p>39.1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4</text:p>
          </table:table-cell>
          <table:table-cell table:style-name="ce1"/>
          <table:table-cell office:value-type="float" office:value="4358" table:style-name="ce1">
            <text:p>4358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4.2" table:style-name="ce1">
            <text:p>54.2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6.5" table:style-name="ce1">
            <text:p>16.5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5</text:p>
          </table:table-cell>
          <table:table-cell table:style-name="ce1"/>
          <table:table-cell office:value-type="float" office:value="3362" table:style-name="ce1">
            <text:p>3362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0.3" table:style-name="ce1">
            <text:p>70.3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1.4" table:style-name="ce1">
            <text:p>21.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7.9" table:style-name="ce1">
            <text:p>47.9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6</text:p>
          </table:table-cell>
          <table:table-cell table:style-name="ce1"/>
          <table:table-cell office:value-type="float" office:value="4346" table:style-name="ce1">
            <text:p>4346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4.4" table:style-name="ce1">
            <text:p>54.4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6.600000000000001" table:style-name="ce1">
            <text:p>16.6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7.1" table:style-name="ce1">
            <text:p>37.1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7</text:p>
          </table:table-cell>
          <table:table-cell table:style-name="ce1"/>
          <table:table-cell office:value-type="float" office:value="4679" table:style-name="ce1">
            <text:p>4679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0.5" table:style-name="ce1">
            <text:p>50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5.4" table:style-name="ce1">
            <text:p>15.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4.4" table:style-name="ce1">
            <text:p>34.4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8</text:p>
          </table:table-cell>
          <table:table-cell table:style-name="ce1"/>
          <table:table-cell office:value-type="float" office:value="3261" table:style-name="ce1">
            <text:p>3261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2.400000000000006" table:style-name="ce1">
            <text:p>72.4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2.1" table:style-name="ce1">
            <text:p>22.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9.4" table:style-name="ce1">
            <text:p>49.4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9</text:p>
          </table:table-cell>
          <table:table-cell table:style-name="ce1"/>
          <table:table-cell office:value-type="float" office:value="3651" table:style-name="ce1">
            <text:p>3651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4.7" table:style-name="ce1">
            <text:p>64.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9.7" table:style-name="ce1">
            <text:p>19.7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4.1" table:style-name="ce1">
            <text:p>44.1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0</text:p>
          </table:table-cell>
          <table:table-cell table:style-name="ce1"/>
          <table:table-cell office:value-type="float" office:value="3422" table:style-name="ce1">
            <text:p>3422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7.1" table:style-name="ce1">
            <text:p>47.1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1</text:p>
          </table:table-cell>
          <table:table-cell table:style-name="ce1"/>
          <table:table-cell office:value-type="float" office:value="4448" table:style-name="ce1">
            <text:p>4448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53.1" table:style-name="ce1">
            <text:p>53.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6.2" table:style-name="ce1">
            <text:p>16.2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6.200000000000003" table:style-name="ce1">
            <text:p>36.2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2</text:p>
          </table:table-cell>
          <table:table-cell table:style-name="ce1"/>
          <table:table-cell office:value-type="float" office:value="3004" table:style-name="ce1">
            <text:p>3004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78.599999999999994" table:style-name="ce1">
            <text:p>78.6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3.6" table:style-name="ce1">
            <text:p>53.6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table:number-columns-repeated="6" table:style-name="ce1"/>
          <table:table-cell office:value-type="float" office:value="63.541666666666679" table:formula="of:=AVERAGE([.G66:.G77])" table:style-name="ce7">
            <text:p>63.5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S with Dollar Store batteries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52.9" table:style-name="ce1">
            <text:p>52.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36" table:style-name="ce1">
            <text:p>36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38.4" table:style-name="ce1">
            <text:p>38.4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5" table:style-name="ce1"/>
          <table:table-cell office:value-type="float" office:value="37.700000000000003" table:style-name="ce1">
            <text:p>37.7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float" office:value="28.1" table:style-name="ce1">
            <text:p>28.1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5" table:style-name="ce1"/>
          <table:table-cell office:value-type="float" office:value="32.5" table:style-name="ce1">
            <text:p>32.5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5" table:style-name="ce1"/>
          <table:table-cell office:value-type="float" office:value="34" table:style-name="ce1">
            <text:p>34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5" table:style-name="ce1"/>
          <table:table-cell office:value-type="float" office:value="38.4" table:style-name="ce1">
            <text:p>38.4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5" table:style-name="ce1"/>
          <table:table-cell office:value-type="float" office:value="35.799999999999997" table:style-name="ce1">
            <text:p>35.8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5" table:style-name="ce1"/>
          <table:table-cell office:value-type="float" office:value="41.3" table:style-name="ce1">
            <text:p>41.3</text:p>
          </table:table-cell>
          <table:table-cell table:number-columns-repeated="16377"/>
        </table:table-row>
        <table:table-row table:style-name="ro3">
          <table:table-cell table:number-columns-repeated="6" table:style-name="ce1"/>
          <table:table-cell office:value-type="float" office:value="37.510000000000005" table:formula="of:=AVERAGE([.G81:.G90])" table:style-name="ce10">
            <text:p>37.51</text:p>
          </table:table-cell>
          <table:table-cell table:number-columns-repeated="16377"/>
        </table:table-row>
        <table:table-row table:number-rows-repeated="1048485" table:style-name="ro1">
          <table:table-cell table:number-columns-repeated="16384"/>
        </table:table-row>
      </table:table>
      <table:table table:name="Stock_RS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</text:p>
          </table:table-cell>
          <table:table-cell table:style-name="ce1"/>
          <table:table-cell office:value-type="float" office:value="5.64" table:style-name="ce1">
            <text:p>5.64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82.9" table:style-name="ce1">
            <text:p>82.9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5.3" table:style-name="ce1">
            <text:p>25.3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6.6" table:style-name="ce1">
            <text:p>56.6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2</text:p>
          </table:table-cell>
          <table:table-cell table:style-name="ce1"/>
          <table:table-cell office:value-type="float" office:value="5.95" table:style-name="ce1">
            <text:p>5.95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73.5" table:style-name="ce1">
            <text:p>73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2.4" table:style-name="ce1">
            <text:p>22.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0.1" table:style-name="ce1">
            <text:p>50.1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3</text:p>
          </table:table-cell>
          <table:table-cell table:style-name="ce1"/>
          <table:table-cell office:value-type="float" office:value="6.28" table:style-name="ce1">
            <text:p>6.28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73.400000000000006" table:style-name="ce1">
            <text:p>73.4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2.4" table:style-name="ce1">
            <text:p>22.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4</text:p>
          </table:table-cell>
          <table:table-cell table:style-name="ce1"/>
          <table:table-cell office:value-type="float" office:value="6.6" table:style-name="ce1">
            <text:p>6.6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70.099999999999994" table:style-name="ce1">
            <text:p>70.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1.4" table:style-name="ce1">
            <text:p>21.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7.8" table:style-name="ce1">
            <text:p>47.8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5</text:p>
          </table:table-cell>
          <table:table-cell table:style-name="ce1"/>
          <table:table-cell office:value-type="float" office:value="6.92" table:style-name="ce1">
            <text:p>6.92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68.5" table:style-name="ce1">
            <text:p>68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0.9" table:style-name="ce1">
            <text:p>20.9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6.7" table:style-name="ce1">
            <text:p>46.7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6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69.599999999999994" table:style-name="ce1">
            <text:p>69.6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1.2" table:style-name="ce1">
            <text:p>21.2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7.5" table:style-name="ce1">
            <text:p>47.5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7</text:p>
          </table:table-cell>
          <table:table-cell table:style-name="ce1"/>
          <table:table-cell office:value-type="float" office:value="7.57" table:style-name="ce1">
            <text:p>7.57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68.7" table:style-name="ce1">
            <text:p>68.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6.9" table:style-name="ce1">
            <text:p>46.9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8</text:p>
          </table:table-cell>
          <table:table-cell table:style-name="ce1"/>
          <table:table-cell office:value-type="float" office:value="7.89" table:style-name="ce1">
            <text:p>7.89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66.099999999999994" table:style-name="ce1">
            <text:p>66.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0.100000000000001" table:style-name="ce1">
            <text:p>20.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9</text:p>
          </table:table-cell>
          <table:table-cell table:style-name="ce1"/>
          <table:table-cell office:value-type="float" office:value="8.18" table:style-name="ce1">
            <text:p>8.18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73.5" table:style-name="ce1">
            <text:p>73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2.4" table:style-name="ce1">
            <text:p>22.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0.1" table:style-name="ce1">
            <text:p>50.1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0</text:p>
          </table:table-cell>
          <table:table-cell table:style-name="ce1"/>
          <table:table-cell office:value-type="float" office:value="8.4700000000000006" table:style-name="ce1">
            <text:p>8.47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70.3" table:style-name="ce1">
            <text:p>70.3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1.4" table:style-name="ce1">
            <text:p>21.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7.9" table:style-name="ce1">
            <text:p>47.9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3">
          <table:table-cell table:number-columns-repeated="3" table:style-name="ce1"/>
          <table:table-cell office:value-type="float" office:value="2.830000000000001" table:formula="of:=[.D10]-[.D1]" table:style-name="ce10">
            <text:p>2.83</text:p>
          </table:table-cell>
          <table:table-cell table:number-columns-repeated="2" table:style-name="ce1"/>
          <table:table-cell office:value-type="float" office:value="71.66" table:formula="of:=AVERAGE([.G1:.G10])" table:style-name="ce1">
            <text:p>71.66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veryready</text:p>
          </table:table-cell>
          <table:table-cell office:value-type="string" table:style-name="ce1">
            <text:p>Gold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.1" table:style-name="ce1">
            <text:p>2.1</text:p>
          </table:table-cell>
          <table:table-cell office:value-type="string" table:style-name="ce1">
            <text:p>amp</text:p>
          </table:table-cell>
          <table:table-cell office:value-type="string" table:style-name="ce1">
            <text:p>startup,</text:p>
          </table:table-cell>
          <table:table-cell office:value-type="float" office:value="2.7" table:style-name="ce1">
            <text:p>2.7</text:p>
          </table:table-cell>
          <table:table-cell office:value-type="string" table:style-name="ce1">
            <text:p>amp</text:p>
          </table:table-cell>
          <table:table-cell office:value-type="string" table:style-name="ce1">
            <text:p>stall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00" table:style-name="ce1">
            <text:p>14000</text:p>
          </table:table-cell>
          <table:table-cell office:value-type="string" table:style-name="ce1">
            <text:p>rpm</text:p>
          </table:table-cell>
          <table:table-cell office:value-type="float" office:value="0.66" table:style-name="ce1">
            <text:p>0.66</text:p>
          </table:table-cell>
          <table:table-cell office:value-type="string" table:style-name="ce1">
            <text:p>amp</text:p>
          </table:table-cell>
          <table:table-cell table:number-columns-repeated="16380" table:style-name="ce1"/>
        </table:table-row>
        <table:table-row table:style-name="ro1">
          <table:table-cell office:value-type="float" office:value="18000" table:style-name="ce1">
            <text:p>18000</text:p>
          </table:table-cell>
          <table:table-cell office:value-type="string" table:style-name="ce1">
            <text:p>rmp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amp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7" table:style-name="ce1">
            <text:p>1.7</text:p>
          </table:table-cell>
          <table:table-cell office:value-type="string" table:style-name="ce1">
            <text:p>amp</text:p>
          </table:table-cell>
          <table:table-cell office:value-type="string" table:style-name="ce1">
            <text:p>startup</text:p>
          </table:table-cell>
          <table:table-cell office:value-type="float" office:value="0.185" table:style-name="ce1">
            <text:p>0.185</text:p>
          </table:table-cell>
          <table:table-cell office:value-type="string" table:style-name="ce1">
            <text:p>amp</text:p>
          </table:table-cell>
          <table:table-cell office:value-type="string" table:style-name="ce1">
            <text:p>ss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</text:p>
          </table:table-cell>
          <table:table-cell table:style-name="ce1"/>
          <table:table-cell office:value-type="float" office:value="5.64" table:style-name="ce1">
            <text:p>5.64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82.9" table:style-name="ce1">
            <text:p>82.9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5.3" table:style-name="ce1">
            <text:p>25.3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6.6" table:style-name="ce1">
            <text:p>56.6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2</text:p>
          </table:table-cell>
          <table:table-cell table:style-name="ce1"/>
          <table:table-cell office:value-type="float" office:value="5.95" table:style-name="ce1">
            <text:p>5.95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73.5" table:style-name="ce1">
            <text:p>73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2.4" table:style-name="ce1">
            <text:p>22.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0.1" table:style-name="ce1">
            <text:p>50.1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3</text:p>
          </table:table-cell>
          <table:table-cell table:style-name="ce1"/>
          <table:table-cell office:value-type="float" office:value="6.28" table:style-name="ce1">
            <text:p>6.28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73.400000000000006" table:style-name="ce1">
            <text:p>73.4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2.4" table:style-name="ce1">
            <text:p>22.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4</text:p>
          </table:table-cell>
          <table:table-cell table:style-name="ce1"/>
          <table:table-cell office:value-type="float" office:value="6.6" table:style-name="ce1">
            <text:p>6.6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70.099999999999994" table:style-name="ce1">
            <text:p>70.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1.4" table:style-name="ce1">
            <text:p>21.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7.8" table:style-name="ce1">
            <text:p>47.8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5</text:p>
          </table:table-cell>
          <table:table-cell table:style-name="ce1"/>
          <table:table-cell office:value-type="float" office:value="6.92" table:style-name="ce1">
            <text:p>6.92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68.5" table:style-name="ce1">
            <text:p>68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0.9" table:style-name="ce1">
            <text:p>20.9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6.7" table:style-name="ce1">
            <text:p>46.7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6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69.599999999999994" table:style-name="ce1">
            <text:p>69.6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1.2" table:style-name="ce1">
            <text:p>21.2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7.5" table:style-name="ce1">
            <text:p>47.5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7</text:p>
          </table:table-cell>
          <table:table-cell table:style-name="ce1"/>
          <table:table-cell office:value-type="float" office:value="7.57" table:style-name="ce1">
            <text:p>7.57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68.7" table:style-name="ce1">
            <text:p>68.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6.9" table:style-name="ce1">
            <text:p>46.9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8</text:p>
          </table:table-cell>
          <table:table-cell table:style-name="ce1"/>
          <table:table-cell office:value-type="float" office:value="7.89" table:style-name="ce1">
            <text:p>7.89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66.099999999999994" table:style-name="ce1">
            <text:p>66.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0.100000000000001" table:style-name="ce1">
            <text:p>20.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9</text:p>
          </table:table-cell>
          <table:table-cell table:style-name="ce1"/>
          <table:table-cell office:value-type="float" office:value="8.18" table:style-name="ce1">
            <text:p>8.18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73.5" table:style-name="ce1">
            <text:p>73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2.4" table:style-name="ce1">
            <text:p>22.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0.1" table:style-name="ce1">
            <text:p>50.1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0</text:p>
          </table:table-cell>
          <table:table-cell table:style-name="ce1"/>
          <table:table-cell office:value-type="float" office:value="8.4700000000000006" table:style-name="ce1">
            <text:p>8.47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70.3" table:style-name="ce1">
            <text:p>70.3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1.4" table:style-name="ce1">
            <text:p>21.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7.9" table:style-name="ce1">
            <text:p>47.9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e</text:p>
          </table:table-cell>
          <table:table-cell office:value-type="string" table:style-name="ce1">
            <text:p>71.7,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82.9,</text:p>
          </table:table-cell>
          <table:table-cell office:value-type="string" table:style-name="ce1">
            <text:p>low</text:p>
          </table:table-cell>
          <table:table-cell office:value-type="float" office:value="66.099999999999994" table:style-name="ce1">
            <text:p>66.1</text:p>
          </table:table-cell>
          <table:table-cell office:value-type="string" table:style-name="ce1">
            <text:p>fps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hots</text:p>
          </table:table-cell>
          <table:table-cell office:value-type="string" table:style-name="ce1">
            <text:p>in</text:p>
          </table:table-cell>
          <table:table-cell office:value-type="float" office:value="2.83" table:style-name="ce1">
            <text:p>2.83</text:p>
          </table:table-cell>
          <table:table-cell office:value-type="string" table:style-name="ce1">
            <text:p>seconds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date" office:date-value="2019-06-10T00:00:00" table:style-name="ce11">
            <text:p>06/10/19</text:p>
          </table:table-cell>
          <table:table-cell office:value-type="string" table:style-name="ce1">
            <text:p>Stock RS with MOSFET, Adventure Force Dar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erf</text:p>
          </table:table-cell>
          <table:table-cell office:value-type="string" table:style-name="ce1">
            <text:p>Chronos,</text:p>
          </table:table-cell>
          <table:table-cell office:value-type="string" table:style-name="ce1">
            <text:p>waiting</text:p>
          </table:table-cell>
          <table:table-cell office:value-type="string" table:style-name="ce1">
            <text:p>for</text:p>
          </table:table-cell>
          <table:table-cell office:value-type="string" table:style-name="ce1">
            <text:p>shot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</text:p>
          </table:table-cell>
          <table:table-cell table:style-name="ce1"/>
          <table:table-cell office:value-type="float" office:value="5.24" table:style-name="ce1">
            <text:p>5.24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109.2" table:style-name="ce1">
            <text:p>109.2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33.299999999999997" table:style-name="ce1">
            <text:p>33.3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74.400000000000006" table:style-name="ce1">
            <text:p>74.4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2</text:p>
          </table:table-cell>
          <table:table-cell table:style-name="ce1"/>
          <table:table-cell office:value-type="float" office:value="5.55" table:style-name="ce1">
            <text:p>5.55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31.1" table:style-name="ce1">
            <text:p>31.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69.5" table:style-name="ce1">
            <text:p>69.5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3</text:p>
          </table:table-cell>
          <table:table-cell table:style-name="ce1"/>
          <table:table-cell office:value-type="float" office:value="5.85" table:style-name="ce1">
            <text:p>5.85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85.6" table:style-name="ce1">
            <text:p>85.6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6.1" table:style-name="ce1">
            <text:p>26.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8.4" table:style-name="ce1">
            <text:p>58.4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4</text:p>
          </table:table-cell>
          <table:table-cell table:style-name="ce1"/>
          <table:table-cell office:value-type="float" office:value="6.17" table:style-name="ce1">
            <text:p>6.17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4.7" table:style-name="ce1">
            <text:p>24.7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5.2" table:style-name="ce1">
            <text:p>55.2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5</text:p>
          </table:table-cell>
          <table:table-cell table:style-name="ce1"/>
          <table:table-cell office:value-type="float" office:value="6.48" table:style-name="ce1">
            <text:p>6.48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78.400000000000006" table:style-name="ce1">
            <text:p>78.4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3.9" table:style-name="ce1">
            <text:p>23.9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3.5" table:style-name="ce1">
            <text:p>53.5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6</text:p>
          </table:table-cell>
          <table:table-cell table:style-name="ce1"/>
          <table:table-cell office:value-type="float" office:value="6.79" table:style-name="ce1">
            <text:p>6.79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0.7" table:style-name="ce1">
            <text:p>20.7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6.4" table:style-name="ce1">
            <text:p>46.4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7</text:p>
          </table:table-cell>
          <table:table-cell table:style-name="ce1"/>
          <table:table-cell office:value-type="float" office:value="7.1" table:style-name="ce1">
            <text:p>7.1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84.5" table:style-name="ce1">
            <text:p>84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5.8" table:style-name="ce1">
            <text:p>25.8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7.6" table:style-name="ce1">
            <text:p>57.6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8</text:p>
          </table:table-cell>
          <table:table-cell table:style-name="ce1"/>
          <table:table-cell office:value-type="float" office:value="7.41" table:style-name="ce1">
            <text:p>7.41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80.5" table:style-name="ce1">
            <text:p>80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4.5" table:style-name="ce1">
            <text:p>24.5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4.9" table:style-name="ce1">
            <text:p>54.9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9</text:p>
          </table:table-cell>
          <table:table-cell table:style-name="ce1"/>
          <table:table-cell office:value-type="float" office:value="7.74" table:style-name="ce1">
            <text:p>7.74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9.1" table:style-name="ce1">
            <text:p>49.1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0</text:p>
          </table:table-cell>
          <table:table-cell table:style-name="ce1"/>
          <table:table-cell office:value-type="float" office:value="8.0500000000000007" table:style-name="ce1">
            <text:p>8.05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86.1" table:style-name="ce1">
            <text:p>86.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6.2" table:style-name="ce1">
            <text:p>26.2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8.7" table:style-name="ce1">
            <text:p>58.7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table:number-columns-repeated="3" table:style-name="ce1"/>
          <table:table-cell office:value-type="float" office:value="2.8100000000000005" table:formula="of:=[.D49]-[.D40]" table:style-name="ce1">
            <text:p>2.81</text:p>
          </table:table-cell>
          <table:table-cell table:number-columns-repeated="2" table:style-name="ce1"/>
          <table:table-cell office:value-type="float" office:value="84.72999999999999" table:formula="of:=AVERAGE([.G40:.G49])" table:style-name="ce1">
            <text:p>84.73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</text:p>
          </table:table-cell>
          <table:table-cell table:style-name="ce1"/>
          <table:table-cell office:value-type="float" office:value="5.4" table:style-name="ce1">
            <text:p>5.4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65.599999999999994" table:style-name="ce1">
            <text:p>65.6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4.7" table:style-name="ce1">
            <text:p>44.7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2</text:p>
          </table:table-cell>
          <table:table-cell table:style-name="ce1"/>
          <table:table-cell office:value-type="float" office:value="5.72" table:style-name="ce1">
            <text:p>5.72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58.3" table:style-name="ce1">
            <text:p>58.3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7.8" table:style-name="ce1">
            <text:p>17.8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9.700000000000003" table:style-name="ce1">
            <text:p>39.7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3</text:p>
          </table:table-cell>
          <table:table-cell table:style-name="ce1"/>
          <table:table-cell office:value-type="float" office:value="6.05" table:style-name="ce1">
            <text:p>6.05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49.4" table:style-name="ce1">
            <text:p>49.4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5.1" table:style-name="ce1">
            <text:p>15.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3.700000000000003" table:style-name="ce1">
            <text:p>33.7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4</text:p>
          </table:table-cell>
          <table:table-cell table:style-name="ce1"/>
          <table:table-cell office:value-type="float" office:value="6.37" table:style-name="ce1">
            <text:p>6.37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43.5" table:style-name="ce1">
            <text:p>43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3.3" table:style-name="ce1">
            <text:p>13.3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29.7" table:style-name="ce1">
            <text:p>29.7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5</text:p>
          </table:table-cell>
          <table:table-cell table:style-name="ce1"/>
          <table:table-cell office:value-type="float" office:value="6.7" table:style-name="ce1">
            <text:p>6.7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48.3" table:style-name="ce1">
            <text:p>48.3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4.7" table:style-name="ce1">
            <text:p>14.7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2.9" table:style-name="ce1">
            <text:p>32.9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6</text:p>
          </table:table-cell>
          <table:table-cell table:style-name="ce1"/>
          <table:table-cell office:value-type="float" office:value="7.03" table:style-name="ce1">
            <text:p>7.03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42.7" table:style-name="ce1">
            <text:p>42.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29.1" table:style-name="ce1">
            <text:p>29.1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7</text:p>
          </table:table-cell>
          <table:table-cell table:style-name="ce1"/>
          <table:table-cell office:value-type="float" office:value="7.35" table:style-name="ce1">
            <text:p>7.35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49.8" table:style-name="ce1">
            <text:p>49.8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5.2" table:style-name="ce1">
            <text:p>15.2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3.9" table:style-name="ce1">
            <text:p>33.9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8</text:p>
          </table:table-cell>
          <table:table-cell table:style-name="ce1"/>
          <table:table-cell office:value-type="float" office:value="7.67" table:style-name="ce1">
            <text:p>7.67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48.4" table:style-name="ce1">
            <text:p>48.4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14.7" table:style-name="ce1">
            <text:p>14.7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9</text:p>
          </table:table-cell>
          <table:table-cell table:style-name="ce1"/>
          <table:table-cell office:value-type="float" office:value="8.31" table:style-name="ce1">
            <text:p>8.31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0.7" table:style-name="ce1">
            <text:p>0.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0</text:p>
          </table:table-cell>
          <table:table-cell table:style-name="ce1"/>
          <table:table-cell office:value-type="float" office:value="8.31" table:style-name="ce1">
            <text:p>8.31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167.8" table:style-name="ce1">
            <text:p>167.8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51.1" table:style-name="ce1">
            <text:p>51.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114.4" table:style-name="ce1">
            <text:p>114.4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</text:p>
          </table:table-cell>
          <table:table-cell table:style-name="ce1"/>
          <table:table-cell office:value-type="float" office:value="5.97" table:style-name="ce1">
            <text:p>5.97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2</text:p>
          </table:table-cell>
          <table:table-cell table:style-name="ce1"/>
          <table:table-cell office:value-type="float" office:value="6.27" table:style-name="ce1">
            <text:p>6.27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80.7" table:style-name="ce1">
            <text:p>80.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4.6" table:style-name="ce1">
            <text:p>24.6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3</text:p>
          </table:table-cell>
          <table:table-cell table:style-name="ce1"/>
          <table:table-cell office:value-type="float" office:value="6.27" table:style-name="ce1">
            <text:p>6.27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67.900000000000006" table:style-name="ce1">
            <text:p>67.9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0.7" table:style-name="ce1">
            <text:p>20.7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46.3" table:style-name="ce1">
            <text:p>46.3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4</text:p>
          </table:table-cell>
          <table:table-cell table:style-name="ce1"/>
          <table:table-cell office:value-type="float" office:value="6.58" table:style-name="ce1">
            <text:p>6.58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87.6" table:style-name="ce1">
            <text:p>87.6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6.7" table:style-name="ce1">
            <text:p>26.7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9.7" table:style-name="ce1">
            <text:p>59.7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5</text:p>
          </table:table-cell>
          <table:table-cell table:style-name="ce1"/>
          <table:table-cell office:value-type="float" office:value="6.9" table:style-name="ce1">
            <text:p>6.9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85.6" table:style-name="ce1">
            <text:p>85.6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6.1" table:style-name="ce1">
            <text:p>26.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8.4" table:style-name="ce1">
            <text:p>58.4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6</text:p>
          </table:table-cell>
          <table:table-cell table:style-name="ce1"/>
          <table:table-cell office:value-type="float" office:value="7.21" table:style-name="ce1">
            <text:p>7.21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84.1" table:style-name="ce1">
            <text:p>84.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5.6" table:style-name="ce1">
            <text:p>25.6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7.4" table:style-name="ce1">
            <text:p>57.4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7</text:p>
          </table:table-cell>
          <table:table-cell table:style-name="ce1"/>
          <table:table-cell office:value-type="float" office:value="7.51" table:style-name="ce1">
            <text:p>7.51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86.2" table:style-name="ce1">
            <text:p>86.2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6.3" table:style-name="ce1">
            <text:p>26.3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8.8" table:style-name="ce1">
            <text:p>58.8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8</text:p>
          </table:table-cell>
          <table:table-cell table:style-name="ce1"/>
          <table:table-cell office:value-type="float" office:value="7.81" table:style-name="ce1">
            <text:p>7.81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87.2" table:style-name="ce1">
            <text:p>87.2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6.6" table:style-name="ce1">
            <text:p>26.6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9.5" table:style-name="ce1">
            <text:p>59.5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9</text:p>
          </table:table-cell>
          <table:table-cell table:style-name="ce1"/>
          <table:table-cell office:value-type="float" office:value="8.1199999999999992" table:style-name="ce1">
            <text:p>8.12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87.1" table:style-name="ce1">
            <text:p>87.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6.5" table:style-name="ce1">
            <text:p>26.5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9.4" table:style-name="ce1">
            <text:p>59.4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0</text:p>
          </table:table-cell>
          <table:table-cell table:style-name="ce1"/>
          <table:table-cell office:value-type="float" office:value="8.42" table:style-name="ce1">
            <text:p>8.42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87.1" table:style-name="ce1">
            <text:p>87.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6.5" table:style-name="ce1">
            <text:p>26.5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9.4" table:style-name="ce1">
            <text:p>59.4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1</text:p>
          </table:table-cell>
          <table:table-cell table:style-name="ce1"/>
          <table:table-cell office:value-type="float" office:value="8.7200000000000006" table:style-name="ce1">
            <text:p>8.72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87.7" table:style-name="ce1">
            <text:p>87.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6.7" table:style-name="ce1">
            <text:p>26.7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9.8" table:style-name="ce1">
            <text:p>59.8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</text:p>
          </table:table-cell>
          <table:table-cell table:style-name="ce1"/>
          <table:table-cell office:value-type="float" office:value="3.47" table:style-name="ce1">
            <text:p>3.47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127.8" table:style-name="ce1">
            <text:p>127.8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87.2" table:style-name="ce1">
            <text:p>87.2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2</text:p>
          </table:table-cell>
          <table:table-cell table:style-name="ce1"/>
          <table:table-cell office:value-type="float" office:value="3.77" table:style-name="ce1">
            <text:p>3.77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103.2" table:style-name="ce1">
            <text:p>103.2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31.5" table:style-name="ce1">
            <text:p>31.5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70.400000000000006" table:style-name="ce1">
            <text:p>70.4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3</text:p>
          </table:table-cell>
          <table:table-cell table:style-name="ce1"/>
          <table:table-cell office:value-type="float" office:value="4.07" table:style-name="ce1">
            <text:p>4.07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95.6" table:style-name="ce1">
            <text:p>95.6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9.1" table:style-name="ce1">
            <text:p>29.1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65.2" table:style-name="ce1">
            <text:p>65.2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4</text:p>
          </table:table-cell>
          <table:table-cell table:style-name="ce1"/>
          <table:table-cell office:value-type="float" office:value="4.3600000000000003" table:style-name="ce1">
            <text:p>4.36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92.9" table:style-name="ce1">
            <text:p>92.9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8.3" table:style-name="ce1">
            <text:p>28.3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63.3" table:style-name="ce1">
            <text:p>63.3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5</text:p>
          </table:table-cell>
          <table:table-cell table:style-name="ce1"/>
          <table:table-cell office:value-type="float" office:value="4.67" table:style-name="ce1">
            <text:p>4.67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93.9" table:style-name="ce1">
            <text:p>93.9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8.6" table:style-name="ce1">
            <text:p>28.6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6</text:p>
          </table:table-cell>
          <table:table-cell table:style-name="ce1"/>
          <table:table-cell office:value-type="float" office:value="4.97" table:style-name="ce1">
            <text:p>4.97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91.1" table:style-name="ce1">
            <text:p>91.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7.8" table:style-name="ce1">
            <text:p>27.8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62.1" table:style-name="ce1">
            <text:p>62.1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7</text:p>
          </table:table-cell>
          <table:table-cell table:style-name="ce1"/>
          <table:table-cell office:value-type="float" office:value="5.28" table:style-name="ce1">
            <text:p>5.28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86.7" table:style-name="ce1">
            <text:p>86.7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6.4" table:style-name="ce1">
            <text:p>26.4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59.1" table:style-name="ce1">
            <text:p>59.1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8</text:p>
          </table:table-cell>
          <table:table-cell table:style-name="ce1"/>
          <table:table-cell office:value-type="float" office:value="5.59" table:style-name="ce1">
            <text:p>5.59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88.1" table:style-name="ce1">
            <text:p>88.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6.9" table:style-name="ce1">
            <text:p>26.9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60.1" table:style-name="ce1">
            <text:p>60.1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9</text:p>
          </table:table-cell>
          <table:table-cell table:style-name="ce1"/>
          <table:table-cell office:value-type="float" office:value="5.89" table:style-name="ce1">
            <text:p>5.89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88.5" table:style-name="ce1">
            <text:p>88.5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60.4" table:style-name="ce1">
            <text:p>60.4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hot</text:p>
          </table:table-cell>
          <table:table-cell office:value-type="string" table:style-name="ce1">
            <text:p>#10</text:p>
          </table:table-cell>
          <table:table-cell table:style-name="ce1"/>
          <table:table-cell office:value-type="float" office:value="6.19" table:style-name="ce1">
            <text:p>6.19</text:p>
          </table:table-cell>
          <table:table-cell office:value-type="string" table:style-name="ce1">
            <text:p>sec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float" office:value="27.7" table:style-name="ce1">
            <text:p>27.7</text:p>
          </table:table-cell>
          <table:table-cell office:value-type="string" table:style-name="ce1">
            <text:p>m/s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mph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21000 RPM</text:p>
          </table:table-cell>
          <table:table-cell table:style-name="ce1"/>
          <table:table-cell office:value-type="string" table:style-name="ce1">
            <text:p>3.4A startup</text:p>
          </table:table-cell>
          <table:table-cell office:value-type="string" table:style-name="ce1">
            <text:p>0.9 A ss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s Lipo</text:p>
          </table:table-cell>
          <table:table-cell office:value-type="string" table:style-name="ce1">
            <text:p>Pusher</text:p>
          </table:table-cell>
          <table:table-cell office:value-type="string" table:style-name="ce1">
            <text:p>3A startup</text:p>
          </table:table-cell>
          <table:table-cell office:value-type="string" table:style-name="ce1">
            <text:p>0.3A ss</text:p>
          </table:table-cell>
          <table:table-cell table:number-columns-repeated="16380" table:style-name="ce1"/>
        </table:table-row>
        <table:table-row table:number-rows-repeated="104848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/>
    </number:number-style>
    <number:date-style style:name="N37">
      <number:month number:style="long"/>
      <number:text>/</number:text>
      <number:day number:style="long"/>
      <number:text>/</number:text>
      <number:year/>
    </number:date-style>
    <number:percentage-style style:name="N38">
      <number:number number:decimal-places="1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Ken Olsen</dc:creator>
    <meta:creation-date>2019-04-25T19:22:45Z</meta:creation-date>
    <dc:date>2019-06-13T00:50:46Z</dc:date>
    <meta:editing-cycles>10</meta:editing-cycles>
    <meta:editing-duration>PT2018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9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P$7:.$P$10"/>
          </chart:axis>
          <chart:series chart:label-cell-address="Sheet1.$Q$6" chart:values-cell-range-address="Sheet1.$Q$7:.$Q$10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